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  <style:text-properties loext:padding="0cm" loext:border="none"/>
    </style:style>
    <style:style style:name="P3" style:family="paragraph" style:parent-style-name="Preformatted_20_Text">
      <style:paragraph-properties fo:padding="0cm" fo:border="none"/>
    </style:style>
    <style:style style:name="P4" style:family="paragraph" style:parent-style-name="Preformatted_20_Text">
      <style:paragraph-properties fo:margin-top="0cm" fo:margin-bottom="0.499cm" style:contextual-spacing="false" fo:padding="0cm" fo:border="none"/>
    </style:style>
    <style:style style:name="P5" style:family="paragraph" style:parent-style-name="Standard">
      <style:text-properties loext:padding="0cm" loext:border="none"/>
    </style:style>
    <style:style style:name="P6" style:family="paragraph" style:parent-style-name="Text_20_body">
      <style:paragraph-properties fo:padding="0cm" fo:border="none"/>
    </style:style>
    <style:style style:name="P7" style:family="paragraph" style:parent-style-name="Text_20_body">
      <style:paragraph-properties fo:padding="0cm" fo:border="none"/>
      <style:text-properties loext:padding="0cm" loext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richest-customer-wealth/" text:style-name="Internet_20_link" text:visited-style-name="Visited_20_Internet_20_Link"><text:span text:style-name="T1">1672. Richest Customer Wealth</text:span></text:a></text:p>
      <text:p text:style-name="P5">Easy</text:p>
      <text:p text:style-name="P5"/>
      <text:p text:style-name="P6"><text:span text:style-name="T1">You are given an </text:span><text:span text:style-name="Source_20_Text"><text:span text:style-name="T2">m x n</text:span></text:span><text:span text:style-name="T1"> integer grid </text:span><text:span text:style-name="Source_20_Text"><text:span text:style-name="T2">accounts</text:span></text:span><text:span text:style-name="T1"> where </text:span><text:span text:style-name="Source_20_Text"><text:span text:style-name="T2">accounts[i][j]</text:span></text:span><text:span text:style-name="T1"> is the amount of money the </text:span><text:span text:style-name="Source_20_Text"><text:span text:style-name="T2">i​​​​​</text:span></text:span><text:span text:style-name="Source_20_Text"><text:span text:style-name="T1">​​​​​​th</text:span></text:span><text:span text:style-name="Source_20_Text"><text:span text:style-name="T2">​​​​</text:span></text:span><text:span text:style-name="T1"> customer has in the </text:span><text:span text:style-name="Source_20_Text"><text:span text:style-name="T2">j​​​​​</text:span></text:span><text:span text:style-name="Source_20_Text"><text:span text:style-name="T1">​​​​​​th</text:span></text:span><text:span text:style-name="T1">​​​​ bank. Return</text:span><text:span text:style-name="Emphasis"><text:span text:style-name="T1"> the </text:span></text:span><text:span text:style-name="Emphasis"><text:span text:style-name="Strong_20_Emphasis"><text:span text:style-name="T1">wealth</text:span></text:span></text:span><text:span text:style-name="Emphasis"><text:span text:style-name="T1"> that the richest customer has.</text:span></text:span></text:p>
      <text:p text:style-name="P6"><text:span text:style-name="T1">A customer's </text:span><text:span text:style-name="Strong_20_Emphasis"><text:span text:style-name="T1">wealth</text:span></text:span><text:span text:style-name="T1"> is the amount of money they have in all their bank accounts. The richest customer is the customer that has the maximum </text:span><text:span text:style-name="Strong_20_Emphasis"><text:span text:style-name="T1">wealth</text:span></text:span><text:span text:style-name="T1">.</text:span></text:p>
      <text:p text:style-name="P7"> </text:p>
      <text:p text:style-name="P6"><text:span text:style-name="Strong_20_Emphasis"><text:span text:style-name="T1">Example 1:</text:span></text:span></text:p>
      <text:p text:style-name="P3"><text:span text:style-name="Strong_20_Emphasis"><text:span text:style-name="T1">Input:</text:span></text:span><text:span text:style-name="T1"> accounts = [[1,2,3],[3,2,1]]</text:span></text:p>
      <text:p text:style-name="P3"><text:span text:style-name="Strong_20_Emphasis"><text:span text:style-name="T1">Output:</text:span></text:span><text:span text:style-name="T1"> 6</text:span></text:p>
      <text:p text:style-name="P3"><text:span text:style-name="Strong_20_Emphasis"><text:span text:style-name="T1">Explanation:</text:span></text:span></text:p>
      <text:p text:style-name="P3"><text:span text:style-name="Source_20_Text"><text:span text:style-name="T2">1st customer has wealth = 1 + 2 + 3 = 6</text:span></text:span></text:p>
      <text:p text:style-name="P3"><text:span text:style-name="Source_20_Text"><text:span text:style-name="T2">2nd customer has wealth = 3 + 2 + 1 = 6</text:span></text:span></text:p>
      <text:p text:style-name="P1">Both customers are considered the richest with a wealth of 6 each, so return 6.</text:p>
      <text:p text:style-name="P6"><text:span text:style-name="Strong_20_Emphasis"><text:span text:style-name="T1">Example 2:</text:span></text:span></text:p>
      <text:p text:style-name="P3"><text:span text:style-name="Strong_20_Emphasis"><text:span text:style-name="T1">Input:</text:span></text:span><text:span text:style-name="T1"> accounts = [[1,5],[7,3],[3,5]]</text:span></text:p>
      <text:p text:style-name="P3"><text:span text:style-name="Strong_20_Emphasis"><text:span text:style-name="T1">Output:</text:span></text:span><text:span text:style-name="T1"> 10</text:span></text:p>
      <text:p text:style-name="P3"><text:span text:style-name="Strong_20_Emphasis"><text:span text:style-name="T1">Explanation</text:span></text:span><text:span text:style-name="T1">: </text:span></text:p>
      <text:p text:style-name="P2">1st customer has wealth = 6</text:p>
      <text:p text:style-name="P2">2nd customer has wealth = 10 </text:p>
      <text:p text:style-name="P2">3rd customer has wealth = 8</text:p>
      <text:p text:style-name="P1">The 2nd customer is the richest with a wealth of 10.</text:p>
      <text:p text:style-name="P6"><text:span text:style-name="Strong_20_Emphasis"><text:span text:style-name="T1">Example 3:</text:span></text:span></text:p>
      <text:p text:style-name="P3"><text:span text:style-name="Strong_20_Emphasis"><text:span text:style-name="T1">Input:</text:span></text:span><text:span text:style-name="T1"> accounts = [[2,8,7],[7,1,3],[1,9,5]]</text:span></text:p>
      <text:p text:style-name="P4"><text:span text:style-name="Strong_20_Emphasis"><text:span text:style-name="T1">Output:</text:span></text:span><text:span text:style-name="T1"> 17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3-14T23:47:16.102000000</dc:date>
    <meta:editing-duration>PT10S</meta:editing-duration>
    <meta:editing-cycles>1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23" meta:word-count="144" meta:character-count="876" meta:non-whitespace-character-count="640"/>
  </office:meta>
</office:document-meta>
</file>